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992" officeooo:paragraph-rsid="000b7992"/>
    </style:style>
    <style:style style:name="P2" style:family="paragraph" style:parent-style-name="Standard">
      <style:text-properties officeooo:rsid="000b7f10" officeooo:paragraph-rsid="000b7f10"/>
    </style:style>
    <style:style style:name="P3" style:family="paragraph" style:parent-style-name="Standard">
      <style:text-properties officeooo:rsid="000c7512" officeooo:paragraph-rsid="000c7512"/>
    </style:style>
    <style:style style:name="P4" style:family="paragraph" style:parent-style-name="Standard">
      <style:text-properties officeooo:rsid="000dab58" officeooo:paragraph-rsid="000e7c41"/>
    </style:style>
    <style:style style:name="P5" style:family="paragraph" style:parent-style-name="Standard">
      <style:text-properties officeooo:rsid="000e7c41" officeooo:paragraph-rsid="000e7c41"/>
    </style:style>
    <style:style style:name="T1" style:family="text">
      <style:text-properties officeooo:rsid="000b7f10"/>
    </style:style>
    <style:style style:name="T2" style:family="text">
      <style:text-properties officeooo:rsid="000c7512"/>
    </style:style>
    <style:style style:name="T3" style:family="text">
      <style:text-properties officeooo:rsid="000e7c41"/>
    </style:style>
    <style:style style:name="T4" style:family="text">
      <style:text-properties officeooo:rsid="000ef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1.</text:span> rc = cyttsp5_mt_probe(dev);//触摸屏</text:p>
      <text:p text:style-name="P1"><text:s text:c="8"/>if (rc &lt; 0) {</text:p>
      <text:p text:style-name="P1"><text:s text:c="16"/>dev_err(dev, "%s: Error, fail mt probe\n", __func__);</text:p>
      <text:p text:style-name="P1"><text:s text:c="16"/>goto error_startup;</text:p>
      <text:p text:style-name="P1"><text:s text:c="8"/>}</text:p>
      <text:p text:style-name="P1"/>
      <text:p text:style-name="P1"><text:s text:c="8"/>rc = cyttsp5_btn_probe(dev);//按键</text:p>
      <text:p text:style-name="P1"><text:s text:c="8"/>if (rc &lt; 0) {</text:p>
      <text:p text:style-name="P1"><text:s text:c="16"/>dev_err(dev, "%s: Error, fail btn probe\n", __func__);</text:p>
      <text:p text:style-name="P1"><text:s text:c="16"/>goto error_startup_mt;</text:p>
      <text:p text:style-name="P1"><text:s text:c="8"/>}</text:p>
      <text:p text:style-name="P1"/>
      <text:p text:style-name="P1"><text:s text:c="8"/>rc = cyttsp5_proximity_probe(dev);//？检测物体接近,一般关闭</text:p>
      <text:p text:style-name="P1"><text:s text:c="8"/>if (rc &lt; 0) {</text:p>
      <text:p text:style-name="P1"><text:s text:c="16"/>dev_err(dev, "%s: Error, fail proximity probe\n", __func__);</text:p>
      <text:p text:style-name="P1"><text:s text:c="16"/>goto error_startup_btn;</text:p>
      <text:p text:style-name="P1"><text:s text:c="8"/>}</text:p>
      <text:p text:style-name="P2">2.driver目录下的Kconfig,在arch/arm64下被引用</text:p>
      <text:p text:style-name="P2"/>
      <text:p text:style-name="P2">3.在linux内核中,使用cdev结构体描述一个字符设备.其中dev_<text:span text:style-name="T2">t成员定义了设备号.为32 位.其中12为主设备号,20位为次设备号.使用下面宏获得主设备号和次设备号.</text:span></text:p>
      <text:p text:style-name="P3">MAJOR(dev_t dev)</text:p>
      <text:p text:style-name="P3">MINOR(dev_t dev)</text:p>
      <text:p text:style-name="P3">MKDEV(int major, int minor)通过主设备号和次设备号.生成dev_t.</text:p>
      <text:p text:style-name="P3"/>
      <text:p text:style-name="P4">4.</text:p>
      <text:p text:style-name="P5">static void cyttsp5_mt_send_dummy_event(struct cyttsp5_core_data *cd,</text:p>
      <text:p text:style-name="P5"><text:s text:c="16"/>struct cyttsp5_mt_data *md)</text:p>
      <text:p text:style-name="P4">//?dummy 并没有什么意思,虽然很多地方都用到,具体要看函数的作用.</text:p>
      <text:p text:style-name="P4">在这个函数中定义了一些手势的作用,用来唤醒屏幕等这些操作.主要还是自己没有理解手势<text:span text:style-name="T3">(gesture)的意义.我开始的理解都是,屏工作着,手势是远离屏幕的.据惠姐的指点,才意识到像双击唤醒屏幕也属于手势.</text:span></text:p>
      <text:p text:style-name="P4">大部分这里想通了,下面有好几个函数<text:span text:style-name="T4">(关于屏幕休眠与手势)</text:span>也想清楚了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4:02:11.712450849</meta:creation-date>
    <dc:date>2019-08-13T18:26:43.515884109</dc:date>
    <meta:editing-duration>PT5M22S</meta:editing-duration>
    <meta:editing-cycles>1</meta:editing-cycles>
    <meta:document-statistic meta:table-count="0" meta:image-count="0" meta:object-count="0" meta:page-count="1" meta:paragraph-count="26" meta:word-count="343" meta:character-count="1037" meta:non-whitespace-character-count="807"/>
    <meta:generator>LibreOffice/5.1.6.2$Linux_X86_64 LibreOffice_project/10m0$Build-2</meta:generator>
  </office:meta>
</office:document-meta>
</file>